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" fo:font-size="12pt" fo:letter-spacing="normal" fo:font-style="normal" fo:font-weight="normal" officeooo:rsid="001f2597" officeooo:paragraph-rsid="001f2597" style:font-size-asian="10.5pt" style:font-size-complex="12pt"/>
    </style:style>
    <style:style style:name="P2" style:family="paragraph" style:parent-style-name="Standard">
      <style:text-properties officeooo:rsid="001f2597" officeooo:paragraph-rsid="001f2597"/>
    </style:style>
    <style:style style:name="P3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" fo:letter-spacing="normal" fo:font-style="normal" fo:font-weight="normal"/>
    </style:style>
    <style:style style:name="P4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" fo:font-size="12pt" fo:letter-spacing="normal" fo:font-style="normal" fo:font-weight="normal" officeooo:rsid="001f2597" officeooo:paragraph-rsid="001f259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Visit http://www.diograph.com</text:h>
      <text:p text:style-name="P1"/>
      <text:h text:style-name="P3" text:outline-level="1">Diory - Digital Memory</text:h>
      <text:p text:style-name="Standard"/>
      <text:p text:style-name="P2">Download for MacOS</text:p>
      <text:p text:style-name="P2"/>
      <text:p text:style-name="P2">Download for Window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i" fo:country="FI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2:15:47.789679364</meta:creation-date>
    <dc:date>2021-04-08T12:18:08.537186696</dc:date>
    <meta:editing-duration>PT2M21S</meta:editing-duration>
    <meta:editing-cycles>1</meta:editing-cycles>
    <meta:document-statistic meta:table-count="0" meta:image-count="0" meta:object-count="0" meta:page-count="1" meta:paragraph-count="4" meta:word-count="12" meta:character-count="89" meta:non-whitespace-character-count="81"/>
    <meta:generator>LibreOffice/6.2.5.2$MacOSX_X86_64 LibreOffice_project/1ec314fa52f458adc18c4f025c545a4e8b22c159</meta:generator>
  </office:meta>
</office:document-meta>
</file>